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2897" officeooo:paragraph-rsid="001f2897"/>
    </style:style>
    <style:style style:name="P2" style:family="paragraph" style:parent-style-name="Standard">
      <style:text-properties officeooo:paragraph-rsid="001f2897"/>
    </style:style>
    <style:style style:name="P3" style:family="paragraph" style:parent-style-name="Standard">
      <style:text-properties officeooo:rsid="001f3393" officeooo:paragraph-rsid="001f3393"/>
    </style:style>
    <style:style style:name="P4" style:family="paragraph" style:parent-style-name="Standard">
      <style:text-properties officeooo:paragraph-rsid="001f3393"/>
    </style:style>
    <style:style style:name="P5" style:family="paragraph" style:parent-style-name="Standard">
      <style:text-properties officeooo:rsid="00209575" officeooo:paragraph-rsid="00209575"/>
    </style:style>
    <style:style style:name="P6" style:family="paragraph" style:parent-style-name="Standard">
      <style:text-properties officeooo:paragraph-rsid="00209575"/>
    </style:style>
    <style:style style:name="P7" style:family="paragraph" style:parent-style-name="Standard">
      <style:text-properties style:font-name="Liberation Serif" fo:font-weight="normal" officeooo:rsid="00224cbd" officeooo:paragraph-rsid="00224cbd" style:font-weight-asian="normal" style:font-weight-complex="normal"/>
    </style:style>
    <style:style style:name="P8" style:family="paragraph" style:parent-style-name="Standard">
      <style:paragraph-properties fo:text-align="end" style:justify-single-word="false"/>
    </style:style>
    <style:style style:name="P9" style:family="paragraph" style:parent-style-name="Standard">
      <style:text-properties style:font-name="Liberation Mono" fo:font-weight="bold" officeooo:rsid="001f2897" officeooo:paragraph-rsid="001f3393" style:font-weight-asian="bold" style:font-weight-complex="bold"/>
    </style:style>
    <style:style style:name="P10" style:family="paragraph" style:parent-style-name="Standard">
      <style:text-properties officeooo:rsid="0029aa88" officeooo:paragraph-rsid="0029aa88"/>
    </style:style>
    <style:style style:name="P11" style:family="paragraph" style:parent-style-name="Standard">
      <style:text-properties style:text-line-through-style="solid" style:text-line-through-type="single" officeooo:rsid="0029aa88" officeooo:paragraph-rsid="0029aa88"/>
    </style:style>
    <style:style style:name="P12" style:family="paragraph" style:parent-style-name="Text_20_body">
      <style:text-properties officeooo:rsid="002fa8b4" officeooo:paragraph-rsid="0031a890"/>
    </style:style>
    <style:style style:name="P13" style:family="paragraph" style:parent-style-name="Heading_20_2">
      <style:text-properties officeooo:paragraph-rsid="00209575"/>
    </style:style>
    <style:style style:name="P14" style:family="paragraph" style:parent-style-name="Heading_20_3">
      <style:text-properties style:font-name="Liberation Sans" fo:font-size="14.1000003814697pt" fo:font-weight="bold" officeooo:rsid="0023bc82" officeooo:paragraph-rsid="0023bc82" style:font-name-asian="Noto Sans CJK SC" style:font-size-asian="14.1000003814697pt" style:font-weight-asian="bold" style:font-name-complex="Lohit Devanagari" style:font-size-complex="14.1000003814697pt" style:font-weight-complex="bold"/>
    </style:style>
    <style:style style:name="P15" style:family="paragraph" style:parent-style-name="Standard" style:list-style-name="L1">
      <style:text-properties officeooo:rsid="001f2897" officeooo:paragraph-rsid="001f2897"/>
    </style:style>
    <style:style style:name="P16" style:family="paragraph" style:parent-style-name="Standard" style:list-style-name="L1">
      <style:text-properties fo:font-weight="normal" officeooo:rsid="001f2897" officeooo:paragraph-rsid="001f2897" style:font-weight-asian="normal" style:font-weight-complex="normal"/>
    </style:style>
    <style:style style:name="P17" style:family="paragraph" style:parent-style-name="Standard" style:list-style-name="L1">
      <style:text-properties fo:font-weight="bold" officeooo:rsid="001f2897" officeooo:paragraph-rsid="001f2897" style:font-weight-asian="bold" style:font-weight-complex="bold"/>
    </style:style>
    <style:style style:name="P18" style:family="paragraph" style:parent-style-name="Standard" style:list-style-name="L2">
      <style:text-properties officeooo:paragraph-rsid="00224cbd"/>
    </style:style>
    <style:style style:name="P19" style:family="paragraph" style:parent-style-name="Standard" style:list-style-name="L2">
      <style:text-properties style:font-name="Liberation Serif" fo:font-weight="normal" officeooo:rsid="0023bc82" officeooo:paragraph-rsid="0023bc82" style:font-weight-asian="normal" style:font-weight-complex="normal"/>
    </style:style>
    <style:style style:name="P20" style:family="paragraph" style:parent-style-name="Standard" style:list-style-name="L3">
      <style:text-properties style:font-name="Liberation Serif" fo:font-weight="normal" officeooo:rsid="0023bc82" officeooo:paragraph-rsid="0023bc82" style:font-weight-asian="normal" style:font-weight-complex="normal"/>
    </style:style>
    <style:style style:name="P21" style:family="paragraph" style:parent-style-name="Standard" style:list-style-name="L3">
      <style:text-properties style:font-name="Liberation Serif" fo:font-weight="normal" officeooo:rsid="0026bab3" officeooo:paragraph-rsid="0026bab3" style:font-weight-asian="normal" style:font-weight-complex="normal"/>
    </style:style>
    <style:style style:name="P22" style:family="paragraph" style:parent-style-name="Standard" style:list-style-name="L4">
      <style:text-properties style:font-name="Liberation Serif" fo:font-weight="normal" officeooo:rsid="002fa8b4" officeooo:paragraph-rsid="002ded44" style:font-weight-asian="normal" style:font-weight-complex="normal"/>
    </style:style>
    <style:style style:name="P23" style:family="paragraph" style:parent-style-name="Standard" style:list-style-name="L4">
      <style:text-properties style:font-name="Liberation Serif" fo:font-weight="normal" officeooo:rsid="002fa8b4" officeooo:paragraph-rsid="002fa8b4" style:font-weight-asian="normal" style:font-weight-complex="normal"/>
    </style:style>
    <style:style style:name="P24" style:family="paragraph" style:parent-style-name="Standard" style:list-style-name="L4">
      <style:text-properties style:font-name="Liberation Serif" fo:font-weight="normal" officeooo:rsid="003596fb" officeooo:paragraph-rsid="003596fb" style:font-weight-asian="normal" style:font-weight-complex="normal"/>
    </style:style>
    <style:style style:name="P25" style:family="paragraph" style:parent-style-name="Standard" style:list-style-name="L4">
      <style:text-properties style:font-name="Liberation Serif" fo:font-weight="normal" officeooo:rsid="0031a890" officeooo:paragraph-rsid="0031a890" fo:background-color="transparent" style:font-weight-asian="normal" style:font-weight-complex="normal"/>
    </style:style>
    <style:style style:name="P26" style:family="paragraph" style:parent-style-name="Standard" style:list-style-name="L4">
      <style:text-properties style:font-name="Liberation Serif" fo:font-weight="normal" officeooo:rsid="00393fda" officeooo:paragraph-rsid="00393fda" fo:background-color="transparent" style:font-weight-asian="normal" style:font-weight-complex="normal"/>
    </style:style>
    <style:style style:name="P27" style:family="paragraph" style:parent-style-name="Standard" style:list-style-name="L2">
      <style:text-properties officeooo:rsid="0027f3ac" officeooo:paragraph-rsid="0027f3ac"/>
    </style:style>
    <style:style style:name="P28" style:family="paragraph" style:parent-style-name="Standard" style:list-style-name="L3"/>
    <style:style style:name="P29" style:family="paragraph" style:parent-style-name="Standard" style:list-style-name="L3">
      <style:text-properties officeooo:paragraph-rsid="0023bc82"/>
    </style:style>
    <style:style style:name="P30" style:family="paragraph" style:parent-style-name="Standard" style:list-style-name="L3">
      <style:text-properties officeooo:rsid="0024c5fe" officeooo:paragraph-rsid="0026bab3"/>
    </style:style>
    <style:style style:name="P31" style:family="paragraph" style:parent-style-name="Standard" style:list-style-name="L4">
      <style:text-properties officeooo:paragraph-rsid="00352d0c"/>
    </style:style>
    <style:style style:name="P32" style:family="paragraph" style:parent-style-name="Standard" style:list-style-name="L4">
      <style:text-properties officeooo:paragraph-rsid="00393fda"/>
    </style:style>
    <style:style style:name="P33" style:family="paragraph" style:parent-style-name="Standard" style:list-style-name="L4">
      <style:text-properties officeooo:paragraph-rsid="0039f4a3"/>
    </style:style>
    <style:style style:name="P34" style:family="paragraph" style:parent-style-name="Standard" style:list-style-name="L4">
      <style:text-properties officeooo:rsid="002ded44" officeooo:paragraph-rsid="002ded44"/>
    </style:style>
    <style:style style:name="P35" style:family="paragraph" style:parent-style-name="Standard" style:list-style-name="L4">
      <style:text-properties style:font-name="Liberation Mono" fo:font-weight="normal" officeooo:rsid="002fa8b4" officeooo:paragraph-rsid="002fa8b4" style:font-weight-asian="normal" style:font-weight-complex="normal"/>
    </style:style>
    <style:style style:name="P36" style:family="paragraph" style:parent-style-name="Standard" style:list-style-name="L4">
      <style:text-properties officeooo:rsid="002fa8b4" officeooo:paragraph-rsid="002fa8b4"/>
    </style:style>
    <style:style style:name="P37" style:family="paragraph" style:parent-style-name="Standard" style:list-style-name="L4">
      <style:text-properties officeooo:rsid="0033fe0b" officeooo:paragraph-rsid="0033fe0b" fo:background-color="transparent"/>
    </style:style>
    <style:style style:name="P38" style:family="paragraph" style:parent-style-name="Standard" style:list-style-name="L4">
      <style:text-properties officeooo:rsid="0036f663" officeooo:paragraph-rsid="0036f663" fo:background-color="transparent"/>
    </style:style>
    <style:style style:name="P39" style:family="paragraph" style:parent-style-name="Standard" style:list-style-name="L4">
      <style:text-properties officeooo:rsid="0039f4a3" officeooo:paragraph-rsid="0039f4a3"/>
    </style:style>
    <style:style style:name="T1" style:family="text">
      <style:text-properties officeooo:rsid="001f2897"/>
    </style:style>
    <style:style style:name="T2" style:family="text">
      <style:text-properties fo:font-weight="bold" style:font-weight-asian="bold" style:font-weight-complex="bold"/>
    </style:style>
    <style:style style:name="T3" style:family="text">
      <style:text-properties fo:font-weight="bold" officeooo:rsid="001f2897" style:font-weight-asian="bold" style:font-weight-complex="bold"/>
    </style:style>
    <style:style style:name="T4" style:family="text">
      <style:text-properties fo:font-weight="bold" officeooo:rsid="001f3393" style:font-weight-asian="bold" style:font-weight-complex="bold"/>
    </style:style>
    <style:style style:name="T5" style:family="text">
      <style:text-properties fo:font-weight="bold" officeooo:rsid="0023bc82" style:font-weight-asian="bold" style:font-weight-complex="bold"/>
    </style:style>
    <style:style style:name="T6" style:family="text">
      <style:text-properties fo:font-weight="bold" officeooo:rsid="002ded44"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3393" style:font-weight-asian="normal" style:font-weight-complex="normal"/>
    </style:style>
    <style:style style:name="T9" style:family="text">
      <style:text-properties fo:font-weight="normal" officeooo:rsid="00209575" style:font-weight-asian="normal" style:font-weight-complex="normal"/>
    </style:style>
    <style:style style:name="T10" style:family="text">
      <style:text-properties fo:font-weight="normal" officeooo:rsid="0023bc82" style:font-weight-asian="normal" style:font-weight-complex="normal"/>
    </style:style>
    <style:style style:name="T11" style:family="text">
      <style:text-properties style:font-name="Liberation Mono" fo:font-weight="bold" style:font-weight-asian="bold" style:font-weight-complex="bold"/>
    </style:style>
    <style:style style:name="T12" style:family="text">
      <style:text-properties style:font-name="Liberation Mono" fo:font-weight="bold" officeooo:rsid="001f2897" style:font-weight-asian="bold" style:font-weight-complex="bold"/>
    </style:style>
    <style:style style:name="T13" style:family="text">
      <style:text-properties style:font-name="Liberation Mono" fo:font-weight="bold" officeooo:rsid="0024c5fe" style:font-weight-asian="bold" style:font-weight-complex="bold"/>
    </style:style>
    <style:style style:name="T14" style:family="text">
      <style:text-properties style:font-name="Liberation Mono" fo:font-weight="bold" officeooo:rsid="0026bab3" style:font-weight-asian="bold" style:font-weight-complex="bold"/>
    </style:style>
    <style:style style:name="T15" style:family="text">
      <style:text-properties style:font-name="Liberation Mono" fo:font-weight="normal" officeooo:rsid="0023bc82" style:font-weight-asian="normal" style:font-weight-complex="normal"/>
    </style:style>
    <style:style style:name="T16" style:family="text">
      <style:text-properties officeooo:rsid="001f3393"/>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7f3ac" style:font-weight-asian="bold" style:font-weight-complex="bold"/>
    </style:style>
    <style:style style:name="T19" style:family="text">
      <style:text-properties style:font-name="Liberation Serif" fo:font-weight="bold" fo:background-color="transparent" loext:char-shading-value="0" style:font-weight-asian="bold" style:font-weight-complex="bold"/>
    </style:style>
    <style:style style:name="T20" style:family="text">
      <style:text-properties style:font-name="Liberation Serif" fo:font-weight="bold" officeooo:rsid="0031a890" fo:background-color="transparent" loext:char-shading-value="0" style:font-weight-asian="bold" style:font-weight-complex="bold"/>
    </style:style>
    <style:style style:name="T21" style:family="text">
      <style:text-properties style:font-name="Liberation Serif" fo:font-weight="bold" officeooo:rsid="0039f4a3" fo:background-color="transparent" loext:char-shading-value="0" style:font-weight-asian="bold" style:font-weight-complex="bold"/>
    </style:style>
    <style:style style:name="T22" style:family="text">
      <style:text-properties style:font-name="Liberation Serif" fo:font-weight="normal" style:font-weight-asian="normal" style:font-weight-complex="normal"/>
    </style:style>
    <style:style style:name="T23" style:family="text">
      <style:text-properties style:font-name="Liberation Serif" fo:font-weight="normal" officeooo:rsid="00224cbd" style:font-weight-asian="normal" style:font-weight-complex="normal"/>
    </style:style>
    <style:style style:name="T24" style:family="text">
      <style:text-properties style:font-name="Liberation Serif" fo:font-weight="normal" officeooo:rsid="001f2897" style:font-weight-asian="normal" style:font-weight-complex="normal"/>
    </style:style>
    <style:style style:name="T25" style:family="text">
      <style:text-properties style:font-name="Liberation Serif" fo:font-weight="normal" officeooo:rsid="0023bc82" style:font-weight-asian="normal" style:font-weight-complex="normal"/>
    </style:style>
    <style:style style:name="T26" style:family="text">
      <style:text-properties style:font-name="Liberation Serif" fo:font-weight="normal" officeooo:rsid="0024145a" style:font-weight-asian="normal" style:font-weight-complex="normal"/>
    </style:style>
    <style:style style:name="T27" style:family="text">
      <style:text-properties style:font-name="Liberation Serif" fo:font-weight="normal" officeooo:rsid="0024c5fe" style:font-weight-asian="normal" style:font-weight-complex="normal"/>
    </style:style>
    <style:style style:name="T28" style:family="text">
      <style:text-properties style:font-name="Liberation Serif" fo:font-weight="normal" officeooo:rsid="0026bab3" style:font-weight-asian="normal" style:font-weight-complex="normal"/>
    </style:style>
    <style:style style:name="T29" style:family="text">
      <style:text-properties style:font-name="Liberation Serif" fo:font-weight="normal" officeooo:rsid="0027f3ac" style:font-weight-asian="normal" style:font-weight-complex="normal"/>
    </style:style>
    <style:style style:name="T30" style:family="text">
      <style:text-properties style:font-name="Liberation Serif" fo:font-weight="normal" officeooo:rsid="002fa8b4" style:font-weight-asian="normal" style:font-weight-complex="normal"/>
    </style:style>
    <style:style style:name="T31" style:family="text">
      <style:text-properties style:font-name="Liberation Serif" fo:font-weight="normal" officeooo:rsid="0031a890" style:font-weight-asian="normal" style:font-weight-complex="normal"/>
    </style:style>
    <style:style style:name="T32" style:family="text">
      <style:text-properties style:font-name="Liberation Serif" fo:font-weight="normal" officeooo:rsid="003407c5" style:font-weight-asian="normal" style:font-weight-complex="normal"/>
    </style:style>
    <style:style style:name="T33" style:family="text">
      <style:text-properties style:font-name="Liberation Serif" fo:font-weight="normal" officeooo:rsid="0037d8ba" style:font-weight-asian="normal" style:font-weight-complex="normal"/>
    </style:style>
    <style:style style:name="T34" style:family="text">
      <style:text-properties style:font-name="Liberation Serif" fo:font-weight="normal" fo:background-color="#ffff00" loext:char-shading-value="0" style:font-weight-asian="normal" style:font-weight-complex="normal"/>
    </style:style>
    <style:style style:name="T35" style:family="text">
      <style:text-properties style:font-name="Liberation Serif" fo:font-weight="normal" fo:background-color="transparent" loext:char-shading-value="0" style:font-weight-asian="normal" style:font-weight-complex="normal"/>
    </style:style>
    <style:style style:name="T36" style:family="text">
      <style:text-properties style:font-name="Liberation Serif" fo:font-weight="normal" officeooo:rsid="0031a890" fo:background-color="transparent" loext:char-shading-value="0" style:font-weight-asian="normal" style:font-weight-complex="normal"/>
    </style:style>
    <style:style style:name="T37" style:family="text">
      <style:text-properties style:font-name="Liberation Serif" fo:font-weight="normal" officeooo:rsid="0037d8ba" fo:background-color="transparent" loext:char-shading-value="0" style:font-weight-asian="normal" style:font-weight-complex="normal"/>
    </style:style>
    <style:style style:name="T38" style:family="text">
      <style:text-properties style:font-name="Liberation Serif" fo:font-weight="normal" officeooo:rsid="00393fda" fo:background-color="transparent" loext:char-shading-value="0" style:font-weight-asian="normal" style:font-weight-complex="normal"/>
    </style:style>
    <style:style style:name="T39" style:family="text">
      <style:text-properties style:font-name="Liberation Serif" fo:background-color="transparent" loext:char-shading-value="0"/>
    </style:style>
    <style:style style:name="T40" style:family="text">
      <style:text-properties style:font-name="Liberation Serif" officeooo:rsid="0031a890" fo:background-color="transparent" loext:char-shading-value="0"/>
    </style:style>
    <style:style style:name="T41" style:family="text">
      <style:text-properties officeooo:rsid="00209575"/>
    </style:style>
    <style:style style:name="T42" style:family="text">
      <style:text-properties style:font-name="Liberation Sans" fo:font-size="16.1000003814697pt" fo:font-weight="bold" officeooo:rsid="00209575" style:font-name-asian="Noto Sans CJK SC" style:font-size-asian="16.1000003814697pt" style:font-weight-asian="bold" style:font-name-complex="Lohit Devanagari" style:font-size-complex="16.1000003814697pt" style:font-weight-complex="bold"/>
    </style:style>
    <style:style style:name="T43" style:family="text">
      <style:text-properties officeooo:rsid="0023bc82"/>
    </style:style>
    <style:style style:name="T44" style:family="text">
      <style:text-properties officeooo:rsid="002ded44"/>
    </style:style>
    <style:style style:name="T45" style:family="text">
      <style:text-properties officeooo:rsid="002fa8b4"/>
    </style:style>
    <style:style style:name="T46" style:family="text">
      <style:text-properties officeooo:rsid="0031a890"/>
    </style:style>
    <style:style style:name="T47" style:family="text">
      <style:text-properties officeooo:rsid="0033966b"/>
    </style:style>
    <style:style style:name="T48" style:family="text">
      <style:text-properties officeooo:rsid="00352d0c"/>
    </style:style>
    <style:style style:name="T49" style:family="text">
      <style:text-properties officeooo:rsid="0039f4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écanisme de sauvegarde de l’état des modules dans Automatonism</text:h>
      <text:p text:style-name="P1"/>
      <text:h text:style-name="Heading_20_2" text:outline-level="2"><text:bookmark-start text:name="__DdeLink__7_2264032685"/>Version <text:span text:style-name="T42">3</text:span>.<text:span text:style-name="T41">1</text:span><text:bookmark-end text:name="__DdeLink__7_2264032685"/></text:h>
      <text:p text:style-name="P4"><text:span text:style-name="T41">D</text:span><text:span text:style-name="T16">ans chaque module, les sous-patches </text:span><text:span text:style-name="T4">[pd state-saving-via-preset-manager-module]</text:span><text:span text:style-name="T16"> et </text:span><text:span text:style-name="T4">[pd state-saving-multiple-instances]</text:span><text:span text:style-name="T8"> permettaient la sauvegarde de l’état et des présets dans des fichiers texte correspondants, dans le sous-répertoire </text:span><text:span text:style-name="T3">patch_editor_abs/statesave/ </text:span><text:span text:style-name="T8">(voire dans un autre sous-dossier pour certains objets comme chord-synth)</text:span></text:p>
      <text:p text:style-name="P6"><text:span text:style-name="T8">C</text:span><text:span text:style-name="T9">ette sauvegarde consistait en l’écriture d’une ligne unique, formée de la </text:span><text:span text:style-name="T1">liste de</text:span><text:span text:style-name="T41">s</text:span><text:span text:style-name="T1"> paramètres </text:span><text:span text:style-name="T41">du module</text:span><text:span text:style-name="T1">, par exemple </text:span><text:span text:style-name="T12">111 78 68 0 3</text:span><text:span text:style-name="T1">) dans un fichier nommé </text:span><text:span text:style-name="T41">suivant la syntaxe suivante :</text:span></text:p>
      <text:list xml:id="list690196001" text:style-name="L1">
        <text:list-item>
          <text:p text:style-name="P15"><text:s/><text:bookmark-start text:name="__DdeLink__0_2264032685"/><text:bookmark-start text:name="__DdeLink__4_2264032685"/><text:span text:style-name="T2">patch_editor_abs/statesave/</text:span><text:bookmark-end text:name="__DdeLink__4_2264032685"/><text:span text:style-name="T2">&lt;no_instance&gt;-&lt;nom_module&gt;-ss.txt</text:span><text:bookmark-end text:name="__DdeLink__0_2264032685"/><text:span text:style-name="T7"> </text:span></text:p>
          <text:p text:style-name="P16">ou</text:p>
        </text:list-item>
        <text:list-item>
          <text:p text:style-name="P17">patch_editor_abs/statesave/&lt;no_instance&gt;-&lt;no_de_preset&gt;-&lt;nom_module&gt;-ss.txt</text:p>
        </text:list-item>
      </text:list>
      <text:p text:style-name="P1"/>
      <text:h text:style-name="P13" text:outline-level="2"><text:span text:style-name="T1">Version </text:span><text:span text:style-name="T42">4</text:span></text:h>
      <text:p text:style-name="P1">D<text:span text:style-name="T41">epuis la version 4, cette sauvegarde n’est plus effectuée dans des fichiers texte, mais à l’intérieur du patch principal, grâce à l’objet [savestate].</text:span></text:p>
      <text:p text:style-name="P5">Une structure temporaire de stockage est utilisée : <text:span text:style-name="T1"><text:s/></text:span><text:bookmark-start text:name="__DdeLink__17_2264032685"/><text:span text:style-name="T1">[text define</text:span><text:bookmark-start text:name="__DdeLink__9_2264032685"/><text:span text:style-name="T1"> $0-savestate_data</text:span><text:bookmark-end text:name="__DdeLink__9_2264032685"/><text:span text:style-name="T1">]</text:span><text:bookmark-end text:name="__DdeLink__17_2264032685"/></text:p>
      <text:p text:style-name="P2"><text:span text:style-name="T41">Le stockage des paramètres d’une instance donnée et des différents présets associés est réalisé dans cette structure de données, par l’écriture de plusieurs </text:span><text:span text:style-name="T1">lignes </text:span><text:span text:style-name="T16">avec le préfixe </text:span><text:span text:style-name="T4">preset</text:span><text:span text:style-name="T16"> suivi du chemin relatif du nom de fichier initial, puis de la liste de paramètres.</text:span></text:p>
      <text:p text:style-name="P3"/>
      <text:p text:style-name="P3">Exemple : <text:span text:style-name="T12">preset statesave/1-bwl-osc-ss.txt </text:span><text:bookmark-start text:name="__DdeLink__2_2264032685"/><text:span text:style-name="T12">111 78 68 0 3</text:span><text:bookmark-end text:name="__DdeLink__2_2264032685"/><text:span text:style-name="T12">;</text:span></text:p>
      <text:p text:style-name="P9"/>
      <text:h text:style-name="Heading_20_3" text:outline-level="3"><text:span text:style-name="T1">A</text:span>u c<text:bookmark-start text:name="__DdeLink__12_2264032685"/>hargeme<text:bookmark-end text:name="__DdeLink__12_2264032685"/>nt du patch et des modules <text:span text:style-name="T43">(standalone)</text:span></text:h>
      <text:list xml:id="list3182465814" text:style-name="L2">
        <text:list-item>
          <text:p text:style-name="P18"><text:span text:style-name="T23">[savestate] remplit la structure de données </text:span><text:span text:style-name="T24"><text:s/>$0-savestate_data</text:span></text:p>
        </text:list-item>
        <text:list-item>
          <text:p text:style-name="P18"><text:span text:style-name="T23">Dans [pd state-saving-multiple-instances], </text:span><text:span text:style-name="T24">u</text:span><text:span text:style-name="T23">n loadbang déclenche la lecture des lignes </text:span><text:span text:style-name="T29">commençant avec le mot-clé </text:span><text:span text:style-name="T18">preset</text:span><text:span text:style-name="T29">, </text:span><text:span text:style-name="T23">contenues dans cette structure de données, </text:span><text:span text:style-name="T25">par l’envoi d’un message </text:span><text:span text:style-name="T15">read statesave/$1-bwl-osc-ss.txt</text:span><text:span text:style-name="T25"> <text:s/>à </text:span><text:bookmark-start text:name="__DdeLink__14_2264032685"/><text:span text:style-name="T25">l’objet [reloaded/textfile]</text:span><text:bookmark-end text:name="__DdeLink__14_2264032685"/></text:p>
        </text:list-item>
        <text:list-item>
          <text:p text:style-name="P19">Les différents récepteurs des widgets du module reçoivent les valeurs qui leur sont attribuées.</text:p>
        </text:list-item>
        <text:list-item>
          <text:p text:style-name="P27"><text:span text:style-name="T22">Dans [reloaded], les lignes de la structure de données qui commencent par les mot-clé </text:span><text:span text:style-name="T17">mapping</text:span><text:span text:style-name="T22"> ou </text:span><text:span text:style-name="T17">dispatch</text:span><text:span text:style-name="T22"> sont lues puis envoyées aux différents objets </text:span><text:bookmark-start text:name="__DdeLink__295_3200493693"/><text:span text:style-name="T25">[&lt;widget&gt;_dispatch] </text:span><text:bookmark-end text:name="__DdeLink__295_3200493693"/><text:span text:style-name="T22">qui gèrent chaque widget du module.</text:span></text:p>
        </text:list-item>
      </text:list>
      <text:p text:style-name="P7"/>
      <text:h text:style-name="P14" text:outline-level="3">Lors de la sauvegarde du patch principal (standalone)</text:h>
      <text:list xml:id="list971062787" text:style-name="L3">
        <text:list-item>
          <text:p text:style-name="P28">Le <text:span text:style-name="T43">deuxième outlet de [savestate] envoie un bang à </text:span><text:span text:style-name="T25">l’objet</text:span><text:bookmark-start text:name="__DdeLink__20_2264032685"/><text:span text:style-name="T25"> [reloaded]</text:span><text:bookmark-end text:name="__DdeLink__20_2264032685"/></text:p>
        </text:list-item>
        <text:list-item>
          <text:p text:style-name="P28">$0-dump_mode <text:span text:style-name="T43">= 0</text:span></text:p>
        </text:list-item>
        <text:list-item>
          <text:p text:style-name="P29"><text:span text:style-name="T43">Lecture de la séquence de lignes contenues dans </text:span><text:span text:style-name="T1">[text define</text:span><text:bookmark-start text:name="__DdeLink__9_22640326851"/><text:span text:style-name="T1"> $0-savestate_data</text:span><text:bookmark-end text:name="__DdeLink__9_22640326851"/><text:span text:style-name="T1">], </text:span><text:span text:style-name="T43">filtrage des seules lignes commençant par le mot-clé </text:span><text:span text:style-name="T5">preset</text:span><text:span text:style-name="T10"> et envoi par l’outlet de </text:span><text:span text:style-name="T25"><text:s/>[reloaded] à l’inlet de savestate</text:span></text:p>
        </text:list-item>
        <text:list-item>
          <text:p text:style-name="P20">envoi d’un bang sur le récepteur $0-save_state</text:p>
          <text:list>
            <text:list-item>
              <text:p text:style-name="P29"><text:span text:style-name="T26">Dans </text:span><text:span text:style-name="T25">chaque objet </text:span><text:bookmark-start text:name="__DdeLink__24_2264032685"/><text:span text:style-name="T25">[&lt;widget&gt;_dispatch]</text:span><text:bookmark-end text:name="__DdeLink__24_2264032685"/><text:span text:style-name="T25">, cela déclenche l’envoi sur le récepteur $0-dump_state des données de mapping midi </text:span><text:span text:style-name="T26">associées au widget </text:span><text:span text:style-name="T27">que </text:span><text:span text:style-name="T26">cet objet </text:span><text:span text:style-name="T27">gère</text:span><text:span text:style-name="T26">. </text:span><text:span text:style-name="T27">Le format </text:span><text:span text:style-name="T28">du message </text:span><text:span text:style-name="T27">est : <text:line-break/></text:span><text:soft-page-break/><text:span text:style-name="T13">mapping </text:span><text:bookmark-start text:name="__DdeLink__22_2264032685"/><text:span text:style-name="T13">&lt;nom_paramètre&gt;</text:span><text:bookmark-end text:name="__DdeLink__22_2264032685"/><text:span text:style-name="T13"> &lt;MIDI_MAP_TYPE&gt; &lt;MIDI_MAP_NUM&gt; &lt;MIDI_CHANNEL&gt; </text:span><text:span text:style-name="T14">&lt;map_from&gt; &lt;map_to&gt; &lt;map_scale&gt;</text:span></text:p>
            </text:list-item>
            <text:list-item>
              <text:p text:style-name="P30"><text:span text:style-name="T26">C</text:span><text:span text:style-name="T22">ela envoie également la valeur courante du </text:span><text:span text:style-name="T28">widget sur ce même récepteur, avec la syntaxe suivante : </text:span><text:span text:style-name="T14">dispatch </text:span><text:span text:style-name="T11">&lt;nom_paramètre&gt; </text:span><text:span text:style-name="T14">&lt;valeur&gt;</text:span></text:p>
              <text:p text:style-name="P21"/>
            </text:list-item>
          </text:list>
        </text:list-item>
      </text:list>
      <text:p text:style-name="P8"/>
      <text:p text:style-name="P1"/>
      <text:p text:style-name="P10">Dans plugdata en mode plugin, la sauvegarde de la session entraine l’envoi d’un bang sur le deuxième outlet des objets [savestate] du patch principal.</text:p>
      <text:p text:style-name="P11"/>
      <text:p text:style-name="P11"/>
      <text:h text:style-name="Heading_20_3" text:outline-level="3">stratégie pour version plugdata in daw</text:h>
      <text:p text:style-name="P12">L’idée est de transmettre au fur et à mesure à plugdata les extradata qui devront être envoyées au DAW au moment de <text:span text:style-name="T46">la sauvegarde de la session DAW. </text:span></text:p>
      <text:p text:style-name="P12"><text:s/>(contrairement à camomile où cette opération s’effectu<text:span text:style-name="T47">e</text:span> sur requ<text:span text:style-name="T47">ê</text:span>te de l’hôte <text:span text:style-name="T47">par l’envoi d’un message vers le patch</text:span>)</text:p>
      <text:list xml:id="list1463659054" text:style-name="L4">
        <text:list-item>
          <text:p text:style-name="P31"><text:span text:style-name="T44">Dans [pd state-saving-multiple-instances] de </text:span><text:span text:style-name="T6">tous</text:span><text:span text:style-name="T44"> les modules, rajouter </text:span><text:span text:style-name="T48">un récepteur </text:span><text:span text:style-name="T44">$0-</text:span><text:span text:style-name="T45">save-s </text:span><text:span text:style-name="T48">dans le [bng] qui est connecté à </text:span><text:span text:style-name="T44">[r SAVE-S] </text:span></text:p>
        </text:list-item>
        <text:list-item>
          <text:p text:style-name="P34">Dans tous les objets <text:span text:style-name="T25">[&lt;widget&gt;_dispatch] , </text:span><text:span text:style-name="T30">rajouter le fragment de patch suivant :</text:span></text:p>
          <text:p text:style-name="P22"/>
          <text:p text:style-name="P35">[r $2-$6]</text:p>
          <text:p text:style-name="P35">|</text:p>
          <text:p text:style-name="P35">[s $2-save-s?]</text:p>
          <text:p text:style-name="P24">Cela permettra de déclencher la mise à jour des données à sauver après chaque modification manuelle.</text:p>
          <text:p text:style-name="P23"/>
        </text:list-item>
        <text:list-item>
          <text:p text:style-name="P36"><text:span text:style-name="T22">dans reloaded/textfile, doubler l’écriture dans le textefile tampon par un send vers le récepteur de plugdata </text:span><text:span text:style-name="T34">databuffer</text:span><text:span text:style-name="T35"> </text:span><text:span text:style-name="T36">(nom provisoire)</text:span></text:p>
        </text:list-item>
        <text:list-item>
          <text:p text:style-name="P33"><text:span text:style-name="T20">T</text:span><text:span text:style-name="T21">ODO le pb est que le tri des extra data ne s’effectue que sur le premier élément de la liste, et toute nouvelle liste ajoutée substitue une ancienne si le premier élément est identique. </text:span></text:p>
        </text:list-item>
        <text:list-item>
          <text:p text:style-name="P39"><text:span text:style-name="T19">Il faut inverser l’ordre de stockage des éléments de la liste, en commençant par le troisième (anciennement nom de fichier de préset) qui servira de clé de tri.</text:span></text:p>
        </text:list-item>
        <text:list-item>
          <text:p text:style-name="P39"><text:span text:style-name="T19">Vérifier également pour les automations</text:span></text:p>
        </text:list-item>
        <text:list-item>
          <text:p text:style-name="P33"><text:span text:style-name="T21"/></text:p>
        </text:list-item>
        <text:list-item>
          <text:p text:style-name="P25">voir comment ça se pas se pour la sauvegarde des presets</text:p>
        </text:list-item>
        <text:list-item>
          <text:p text:style-name="P37"><text:span text:style-name="T22">voir </text:span><text:span text:style-name="T31">comment ça se passe </text:span><text:span text:style-name="T22">dans le cas de plusieurs patches ouverts dans un</text:span><text:span text:style-name="T32">e</text:span><text:span text:style-name="T22"> même </text:span><text:span text:style-name="T32">instance de </text:span><text:span text:style-name="T22">plugin.</text:span></text:p>
        </text:list-item>
        <text:list-item>
          <text:p text:style-name="P38"><text:span text:style-name="T22">Voir l’adaptation de l objet multitrack-recorder, </text:span><text:span text:style-name="T33">graphic-osc</text:span></text:p>
        </text:list-item>
        <text:list-item>
          <text:p text:style-name="P32"><text:span text:style-name="T37">a</text:span><text:span text:style-name="T38">lgomatrix à faire</text:span></text:p>
        </text:list-item>
        <text:list-item>
          <text:p text:style-name="P2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3T17:30:06.635103080</meta:creation-date>
    <dc:date>2023-10-25T10:27:12.454157345</dc:date>
    <meta:editing-duration>PT3H8M3S</meta:editing-duration>
    <meta:editing-cycles>17</meta:editing-cycles>
    <meta:generator>LibreOffice/6.4.7.2$Linux_X86_64 LibreOffice_project/40$Build-2</meta:generator>
    <meta:document-statistic meta:table-count="0" meta:image-count="0" meta:object-count="0" meta:page-count="2" meta:paragraph-count="47" meta:word-count="664" meta:character-count="4371" meta:non-whitespace-character-count="3770"/>
  </office:meta>
</office:document-meta>
</file>